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Fine_20_Dashed" svg:stroke-width="0.081cm" svg:stroke-color="#009933" draw:marker-start-width="0.321cm" draw:marker-end-width="0.321cm" draw:fill-color="#ffffff" draw:textarea-horizontal-align="justify" draw:textarea-vertical-align="middle" draw:auto-grow-height="false" fo:min-height="19.67cm" fo:min-width="23.62cm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textarea-horizontal-align="justify" draw:textarea-vertical-align="middle" draw:auto-grow-height="false" fo:min-height="1.75cm" fo:min-width="1.5cm"/>
    </style:style>
    <style:style style:name="gr7" style:family="graphic" style:parent-style-name="objectwithoutfill">
      <style:graphic-properties draw:marker-start="Arrow" draw:marker-end="Arrow" draw:fill="none" draw:textarea-vertical-align="middle"/>
    </style:style>
    <style:style style:name="gr8" style:family="graphic" style:parent-style-name="objectwithoutfill">
      <style:graphic-properties draw:marker-start="Arrow" draw:marker-end="Arrow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text-properties fo:color="#007826"/>
    </style:style>
    <style:style style:name="P3" style:family="paragraph">
      <loext:graphic-properties draw:fill="none" draw:fill-color="#ffffff"/>
      <style:text-properties fo:color="#007826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4.2cm" svg:height="20cm" svg:x="2.2cm" svg:y="0.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8cm" svg:height="0.962cm" svg:x="2.2cm" svg:y="0.8cm">
          <draw:text-box>
            <text:p text:style-name="P2">Monitor</text:p>
          </draw:text-box>
        </draw:frame>
        <draw:line draw:style-name="gr3" draw:text-style-name="P4" draw:layer="layout" svg:x1="2.2cm" svg:y1="0.5cm" svg:x2="26.4cm" svg:y2="0.5cm">
          <text:p/>
        </draw:line>
        <draw:line draw:style-name="gr3" draw:text-style-name="P4" draw:layer="layout" svg:x1="0.8cm" svg:y1="1cm" svg:x2="0.8cm" svg:y2="18.8cm">
          <text:p/>
        </draw:line>
        <draw:frame draw:style-name="gr4" draw:text-style-name="P5" draw:layer="layout" svg:width="0.8cm" svg:height="0.962cm" svg:x="26.6cm" svg:y="0.038cm">
          <draw:text-box>
            <text:p>X</text:p>
          </draw:text-box>
        </draw:frame>
        <draw:frame draw:style-name="gr4" draw:text-style-name="P5" draw:layer="layout" svg:width="0.8cm" svg:height="0.962cm" svg:x="0.3cm" svg:y="19cm">
          <draw:text-box>
            <text:p>Y</text:p>
          </draw:text-box>
        </draw:frame>
        <draw:line draw:style-name="gr5" draw:text-style-name="P4" draw:layer="layout" svg:x1="2.2cm" svg:y1="4cm" svg:x2="26.4cm" svg:y2="4cm">
          <text:p/>
        </draw:line>
        <draw:line draw:style-name="gr5" draw:text-style-name="P4" draw:layer="layout" svg:x1="2.2cm" svg:y1="17.6cm" svg:x2="26.4cm" svg:y2="17.6cm">
          <text:p/>
        </draw:line>
        <draw:custom-shape draw:style-name="gr6" draw:text-style-name="P6" draw:layer="layout" svg:width="2cm" svg:height="2cm" svg:x="13.3cm" svg:y="1.4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3.3cm" svg:y1="4cm" svg:x2="13.3cm" svg:y2="3.4cm">
          <text:p/>
        </draw:line>
        <draw:line draw:style-name="gr7" draw:text-style-name="P4" draw:layer="layout" svg:x1="13.3cm" svg:y1="1.4cm" svg:x2="13.3cm" svg:y2="0.8cm">
          <text:p/>
        </draw:line>
        <draw:line draw:style-name="gr7" draw:text-style-name="P4" draw:layer="layout" svg:x1="13.3cm" svg:y1="4.6cm" svg:x2="13.3cm" svg:y2="4cm">
          <text:p/>
        </draw:line>
        <draw:custom-shape draw:style-name="gr6" draw:text-style-name="P6" draw:layer="layout" svg:width="2cm" svg:height="2cm" svg:x="13.3cm" svg:y="4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cm" svg:height="2cm" svg:x="13.3cm" svg:y="7.2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3.3cm" svg:y1="7.2cm" svg:x2="13.3cm" svg:y2="6.6cm">
          <text:p/>
        </draw:line>
        <draw:line draw:style-name="gr7" draw:text-style-name="P4" draw:layer="layout" svg:x1="13.351cm" svg:y1="9.801cm" svg:x2="13.351cm" svg:y2="9.201cm">
          <text:p/>
        </draw:line>
        <draw:custom-shape draw:style-name="gr6" draw:text-style-name="P6" draw:layer="layout" svg:width="2cm" svg:height="2cm" svg:x="13.351cm" svg:y="9.8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cm" svg:height="2cm" svg:x="13.351cm" svg:y="12.401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3.351cm" svg:y1="12.401cm" svg:x2="13.351cm" svg:y2="11.801cm">
          <text:p/>
        </draw:line>
        <draw:custom-shape draw:style-name="gr6" draw:text-style-name="P6" draw:layer="layout" svg:width="2cm" svg:height="2cm" svg:x="13.402cm" svg:y="15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3.402cm" svg:y1="15cm" svg:x2="13.402cm" svg:y2="14.4cm">
          <text:p/>
        </draw:line>
        <draw:line draw:style-name="gr7" draw:text-style-name="P4" draw:layer="layout" svg:x1="13.402cm" svg:y1="17.6cm" svg:x2="13.402cm" svg:y2="17cm">
          <text:p/>
        </draw:line>
        <draw:line draw:style-name="gr7" draw:text-style-name="P4" draw:layer="layout" svg:x1="15.3cm" svg:y1="9.2cm" svg:x2="15.9cm" svg:y2="9.2cm">
          <text:p/>
        </draw:line>
        <draw:custom-shape draw:style-name="gr6" draw:text-style-name="P6" draw:layer="layout" svg:width="2cm" svg:height="2cm" svg:x="15.9cm" svg:y="7.2cm">
          <text:p/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7.901cm" svg:y1="9.15cm" svg:x2="18.501cm" svg:y2="9.15cm">
          <text:p/>
        </draw:line>
        <draw:custom-shape draw:style-name="gr6" draw:text-style-name="P6" draw:layer="layout" svg:width="2cm" svg:height="2cm" svg:x="18.501cm" svg:y="7.15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5.4cm" svg:height="0.962cm" svg:x="11.8cm" svg:y="19cm">
          <draw:text-box>
            <text:p>INSTRUCTIONS</text:p>
          </draw:text-box>
        </draw:frame>
        <draw:frame draw:style-name="gr9" draw:text-style-name="P5" draw:layer="layout" svg:width="6.4cm" svg:height="0.962cm" svg:x="20cm" svg:y="4.038cm">
          <draw:text-box>
            <text:p>Thickness (Lines)</text:p>
          </draw:text-box>
        </draw:frame>
        <draw:frame draw:style-name="gr4" draw:text-style-name="P5" draw:layer="layout" svg:width="1.8cm" svg:height="0.962cm" svg:x="11.2cm" svg:y="6.4cm">
          <draw:text-box>
            <text:p>Gap</text:p>
          </draw:text-box>
        </draw:frame>
        <draw:frame draw:style-name="gr9" draw:text-style-name="P5" draw:layer="layout" svg:width="6.4cm" svg:height="0.962cm" svg:x="20cm" svg:y="16.6cm">
          <draw:text-box>
            <text:p>Thickness (Lines)</text:p>
          </draw:text-box>
        </draw:frame>
        <draw:custom-shape draw:style-name="gr6" draw:text-style-name="P6" draw:layer="layout" svg:width="2cm" svg:height="2cm" svg:x="5.2cm" svg:y="18.2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5.2cm" svg:y1="20.8cm" svg:x2="5.2cm" svg:y2="20.2cm">
          <text:p/>
        </draw:line>
        <draw:line draw:style-name="gr7" draw:text-style-name="P4" draw:layer="layout" svg:x1="5.2cm" svg:y1="18.2cm" svg:x2="5.2cm" svg:y2="17.6cm">
          <text:p/>
        </draw:lin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orear </meta:initial-creator>
    <meta:creation-date>2016-06-21T18:08:01.315906327</meta:creation-date>
    <dc:date>2016-06-21T18:26:12.114538446</dc:date>
    <dc:creator>borear </dc:creator>
    <meta:editing-duration>PT2M48S</meta:editing-duration>
    <meta:editing-cycles>2</meta:editing-cycles>
    <meta:generator>LibreOffice/4.4.3.2$Linux_X86_64 LibreOffice_project/40m0$Build-2</meta:generator>
    <meta:document-statistic meta:object-count="56"/>
  </office:meta>
</office:document-meta>
</file>